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00f0"/>
    </style:style>
    <style:style style:name="T1" style:family="text">
      <style:text-properties officeooo:rsid="000d0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SERTION SORT</text:h>
      <text:p text:style-name="Standard"/>
      <text:p text:style-name="Standard">- <text:span text:style-name="T1">Sorts in place</text:span></text:p>
      <text:p text:style-name="P1">- <text:span text:style-name="T1">W</text:span>orst-case / <text:span text:style-name="T1">Average-case</text:span>O(n^2), where n is the size of the array.</text:p>
      <text:p text:style-name="P1">- <text:span text:style-name="T1">Best-case O(n)</text:span></text:p>
      <text:p text:style-name="P1">- <text:span text:style-name="T1">Not recommended for large datasets</text:span></text:p>
      <text:p text:style-name="Standard"/>
      <text:p text:style-name="Standard"/>
      <text:p text:style-name="Preformatted_20_Text">for i from 1 to n-1</text:p>
      <text:p text:style-name="Preformatted_20_Text"><text:s text:c="4"/>key = a[i]</text:p>
      <text:p text:style-name="Preformatted_20_Text"><text:s text:c="4"/>j = i-1</text:p>
      <text:p text:style-name="Preformatted_20_Text"><text:s text:c="4"/>while j &gt;= 0 and a[j] &gt; key</text:p>
      <text:p text:style-name="Preformatted_20_Text"><text:s text:c="8"/>a[j+1] = a[j]</text:p>
      <text:p text:style-name="Preformatted_20_Text"><text:s text:c="8"/>j = j-1</text:p>
      <text:p text:style-name="Preformatted_20_Text"><text:s text:c="4"/>a[j+1] = key</text:p>
      <text:p text:style-name="Standard"/>
      <text:p text:style-name="Standard"/>
      <text:p text:style-name="Standard">Explanation:</text:p>
      <text:p text:style-name="Standard"/>
      <text:p text:style-name="Standard">The algorithm starts with the second element (i = 1) and compares it with the first element (j = i-1).</text:p>
      <text:p text:style-name="Standard">If the first element is greater than the second element, they are swapped.</text:p>
      <text:p text:style-name="Standard">The algorithm then moves to the third element (i = 2) and compares it with the second element (j = i-1).</text:p>
      <text:p text:style-name="Standard">If the second element is greater than the third element, they are swapped. If the first element is greater than the third element, they are also swapped.</text:p>
      <text:p text:style-name="Standard">This process continues until the last element is reached (i = n-1).</text:p>
      <text:p text:style-name="Standard">Time Complexity: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6:41:02.959324493</meta:creation-date>
    <dc:date>2023-03-01T17:07:24.681172295</dc:date>
    <meta:editing-duration>PT26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52" meta:character-count="805" meta:non-whitespace-character-count="640"/>
  </office:meta>
</office:document-meta>
</file>